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draw:fill-color="#000000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svg:stroke-color="#111111" draw:fill="none" draw:textarea-horizontal-align="justify" draw:textarea-vertical-align="middle" draw:auto-grow-height="false" fo:min-height="3.074cm" fo:min-width="2.82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286cm" fo:min-width="3.036cm"/>
    </style:style>
    <style:style style:name="gr7" style:family="graphic" style:parent-style-name="standard">
      <style:graphic-properties draw:stroke="none" draw:fill-color="#111111" draw:textarea-vertical-align="middle" draw:auto-grow-height="false" fo:min-height="4.75cm" fo:min-width="4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標準図形スタイル_5f_1">
      <style:graphic-properties svg:stroke-color="#000000" draw:fill="none" draw:textarea-horizontal-align="justify" draw:textarea-vertical-align="middle" draw:auto-grow-height="false" fo:min-height="0.74cm" fo:min-width="0.49cm"/>
    </style:style>
    <style:style style:name="gr10" style:family="graphic" style:parent-style-name="標準図形スタイル_5f_1">
      <style:graphic-properties draw:stroke="none" draw:fill-color="#000000" draw:textarea-vertical-align="middle" draw:auto-grow-height="false" fo:min-height="1.15cm" fo:min-width="0.9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49cm"/>
    </style:style>
    <style:style style:name="gr12" style:family="graphic" style:parent-style-name="standard">
      <style:graphic-properties draw:stroke="none" draw:fill-color="#000000" draw:textarea-vertical-align="middle" draw:auto-grow-height="false" fo:min-height="1.15cm" fo:min-width="0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15.975cm" svg:y1="21.975cm" svg:x2="11.025cm" svg:y2="17.025cm">
          <text:p/>
        </draw:line>
        <draw:g>
          <draw:line draw:style-name="gr1" draw:text-style-name="P1" draw:layer="layout" svg:x1="12cm" svg:y1="7cm" svg:x2="15cm" svg:y2="7cm">
            <text:p/>
          </draw:line>
          <draw:line draw:style-name="gr1" draw:text-style-name="P1" draw:layer="layout" svg:x1="12cm" svg:y1="7cm" svg:x2="14.989cm" svg:y2="6.739cm">
            <text:p/>
          </draw:line>
        </draw:g>
        <draw:g>
          <draw:line draw:style-name="gr1" draw:text-style-name="P1" draw:layer="layout" svg:x1="12cm" svg:y1="7cm" svg:x2="12cm" svg:y2="4cm">
            <text:p/>
          </draw:line>
          <draw:line draw:style-name="gr1" draw:text-style-name="P1" draw:layer="layout" svg:x1="12cm" svg:y1="7cm" svg:x2="11.739cm" svg:y2="4.011cm">
            <text:p/>
          </draw:line>
        </draw:g>
        <draw:g>
          <draw:custom-shape draw:style-name="gr2" draw:text-style-name="P2" draw:layer="layout" svg:width="5cm" svg:height="5cm" svg:x="3cm" svg:y="9cm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174532925199433) translate (2.604cm 9.47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349065850398866) translate (2.296cm 10.00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523598775598299) translate (2.085cm 10.5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698131700797732) translate (1.978cm 11.19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872664625997165) translate (1.978cm 11.80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0471975511966) translate (2.085cm 12.4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22173047639603) translate (2.296cm 12.9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39626340159546) translate (2.604cm 13.5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5707963267949) translate (3cm 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74532925199433) translate (3.472cm 14.3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91986217719376) translate (4.006cm 14.7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0943951023932) translate (4.585cm 14.9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26892802759263) translate (5.192cm 15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44346095279206) translate (5.808cm 15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61799387799149) translate (6.415cm 14.9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79252680319093) translate (6.994cm 14.7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96705972839036) translate (7.526cm 14.3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3.14159265358979) translate (8cm 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96705972839036) translate (8.396cm 13.5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79252680319093) translate (8.704cm 12.9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61799387799149) translate (8.915cm 12.4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44346095279206) translate (9.022cm 11.80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26892802759263) translate (9.022cm 11.19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0943951023932) translate (8.915cm 10.5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91986217719376) translate (8.704cm 10.00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74532925199433) translate (8.396cm 9.47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5707963267949) translate (8cm 9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39626340159546) translate (7.528cm 8.6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22173047639603) translate (6.994cm 8.2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0471975511966) translate (6.415cm 8.0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872664625997165) translate (5.808cm 7.97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698131700797732) translate (5.192cm 7.97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523598775598299) translate (4.585cm 8.0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349065850398867) translate (4.006cm 8.2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174532925199433) translate (3.472cm 8.6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3" draw:text-style-name="P3" draw:layer="layout" svg:width="0.8cm" svg:height="0.8cm" svg:x="5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cm" svg:y1="11.5cm" svg:x2="9cm" svg:y2="11.5cm">
            <text:p/>
          </draw:line>
          <draw:line draw:style-name="gr1" draw:text-style-name="P1" draw:layer="layout" svg:x1="5.5cm" svg:y1="8cm" svg:x2="5.5cm" svg:y2="15cm">
            <text:p/>
          </draw:line>
        </draw:g>
        <draw:g>
          <draw:custom-shape draw:style-name="gr2" draw:text-style-name="P2" draw:layer="layout" svg:width="5cm" svg:height="5cm" svg:x="11.022cm" svg:y="9.022cm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174532925199433) translate (10.626cm 9.4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349065850398866) translate (10.318cm 10.0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523598775598299) translate (10.107cm 10.6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698131700797732) translate (10cm 11.2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872664625997165) translate (10cm 11.83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0471975511966) translate (10.107cm 12.4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22173047639603) translate (10.318cm 13.01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39626340159546) translate (10.626cm 13.5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5707963267949) translate (11.022cm 14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74532925199433) translate (11.494cm 14.4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91986217719376) translate (12.028cm 14.7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0943951023932) translate (12.607cm 14.9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26892802759263) translate (13.214cm 15.04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44346095279206) translate (13.83cm 15.04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61799387799149) translate (14.437cm 14.9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79252680319093) translate (15.016cm 14.7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96705972839036) translate (15.548cm 14.4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3.14159265358979) translate (16.022cm 14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96705972839036) translate (16.418cm 13.5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79252680319093) translate (16.726cm 13.01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61799387799149) translate (16.937cm 12.4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44346095279206) translate (17.044cm 11.83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26892802759263) translate (17.044cm 11.2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0943951023932) translate (16.937cm 10.6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91986217719376) translate (16.726cm 10.0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74532925199433) translate (16.418cm 9.4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5707963267949) translate (16.022cm 9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39626340159546) translate (15.55cm 8.6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22173047639603) translate (15.016cm 8.3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0471975511966) translate (14.437cm 8.1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872664625997165) translate (13.83cm 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698131700797732) translate (13.214cm 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523598775598299) translate (12.607cm 8.1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349065850398867) translate (12.028cm 8.3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174532925199433) translate (11.494cm 8.6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4" draw:text-style-name="P3" draw:layer="layout" svg:width="1.2cm" svg:height="1.2cm" svg:x="12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0.022cm" svg:y1="11.522cm" svg:x2="17.022cm" svg:y2="11.522cm">
            <text:p/>
          </draw:line>
          <draw:line draw:style-name="gr1" draw:text-style-name="P1" draw:layer="layout" svg:x1="13.522cm" svg:y1="8.022cm" svg:x2="13.522cm" svg:y2="15.022cm">
            <text:p/>
          </draw:line>
        </draw:g>
        <draw:custom-shape draw:style-name="gr5" draw:text-style-name="P1" draw:layer="layout" svg:width="4.7cm" svg:height="4.7cm" svg:x="11.172cm" svg:y="9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cm" svg:y1="11.5cm" svg:x2="9cm" svg:y2="11.5cm">
            <text:p/>
          </draw:line>
          <draw:line draw:style-name="gr1" draw:text-style-name="P1" draw:layer="layout" svg:x1="5.5cm" svg:y1="8cm" svg:x2="5.5cm" svg:y2="15cm">
            <text:p/>
          </draw:line>
        </draw:g>
        <draw:g>
          <draw:line draw:style-name="gr1" draw:text-style-name="P1" draw:layer="layout" svg:x1="2cm" svg:y1="19.5cm" svg:x2="9cm" svg:y2="19.5cm">
            <text:p/>
          </draw:line>
          <draw:line draw:style-name="gr1" draw:text-style-name="P1" draw:layer="layout" svg:x1="5.5cm" svg:y1="16cm" svg:x2="5.5cm" svg:y2="23cm">
            <text:p/>
          </draw:line>
        </draw:g>
        <draw:custom-shape draw:style-name="gr6" draw:text-style-name="P1" draw:layer="layout" svg:width="5cm" svg:height="5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06cm" svg:y1="22.88cm" svg:x2="4.594cm" svg:y2="16.119cm">
          <text:p/>
        </draw:line>
        <draw:custom-shape draw:style-name="gr7" draw:text-style-name="P4" draw:layer="layout" svg:width="5cm" svg:height="5cm" svg:x="3cm" svg:y="17cm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0.523598775598299) translate (2.085cm 18.5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0471975511966) translate (2.085cm 20.4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5707963267949) translate (3cm 22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0943951023932) translate (4.585cm 22.9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61799387799149) translate (6.415cm 22.9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3.14159265358979) translate (8cm 22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61799387799149) translate (8.915cm 20.41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0943951023932) translate (8.915cm 18.5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5707963267949) translate (8cm 17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0471975511966) translate (6.415cm 16.0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0.523598775598299) translate (4.585cm 16.085cm)">
          <text:p/>
          <draw:enhanced-geometry draw:glue-point-type="segments" draw:type="mso-spt100" draw:modifiers="-90 -105.01349323187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line draw:style-name="gr1" draw:text-style-name="P1" draw:layer="layout" svg:x1="10cm" svg:y1="19.5cm" svg:x2="17cm" svg:y2="19.5cm">
            <text:p/>
          </draw:line>
          <draw:line draw:style-name="gr1" draw:text-style-name="P1" draw:layer="layout" svg:x1="13.5cm" svg:y1="16cm" svg:x2="13.5cm" svg:y2="23cm">
            <text:p/>
          </draw:line>
        </draw:g>
        <draw:custom-shape draw:style-name="gr6" draw:text-style-name="P1" draw:layer="layout" svg:width="5cm" svg:height="5cm" svg:x="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08cm" svg:y1="22.947cm" svg:x2="12.892cm" svg:y2="16.053cm">
          <text:p/>
        </draw:line>
        <draw:custom-shape draw:style-name="gr7" draw:text-style-name="P4" draw:layer="layout" svg:width="5cm" svg:height="5cm" svg:x="11cm" svg:y="17cm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0.349065850398866) translate (10.296cm 18.006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0.698131700797732) translate (9.978cm 19.19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0471975511966) translate (10.085cm 20.41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39626340159546) translate (10.604cm 21.528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1.74532925199433) translate (11.472cm 22.396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0943951023932) translate (12.585cm 22.91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44346095279206) translate (13.808cm 23.02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2.79252680319093) translate (14.994cm 22.704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3.14159265358979) translate (16cm 2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79252680319093) translate (16.704cm 20.994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44346095279206) translate (17.022cm 19.808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2.0943951023932) translate (16.915cm 18.58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74532925199433) translate (16.396cm 17.472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39626340159546) translate (15.528cm 16.604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1.0471975511966) translate (14.415cm 16.085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0.698131700797732) translate (13.192cm 15.978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5cm" svg:height="5cm" draw:transform="rotate (-0.349065850398867) translate (12.006cm 16.296cm)">
          <text:p/>
          <draw:enhanced-geometry draw:glue-point-type="segments" draw:type="mso-spt100" draw:modifiers="-90 -100.0437846860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.2cm" svg:height="1.2cm" svg:x="12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4.7cm" svg:x="11.15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5cm" svg:y1="21.95cm" svg:x2="3cm" svg:y2="17cm">
          <text:p/>
        </draw:line>
      </draw:page>
      <draw:page draw:name="page2" draw:style-name="dp1" draw:master-page-name="標準">
        <draw:line draw:style-name="gr8" draw:text-style-name="P1" draw:layer="layout" svg:x1="4cm" svg:y1="3cm" svg:x2="4cm" svg:y2="5cm">
          <text:p/>
        </draw:line>
        <draw:custom-shape draw:style-name="gr9" draw:text-style-name="P1" draw:layer="layout" svg:width="1.4cm" svg:height="1.4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134cm" svg:y1="4.5cm" svg:x2="4.866cm" svg:y2="3.5cm">
          <text:p/>
        </draw:line>
        <draw:line draw:style-name="gr1" draw:text-style-name="P1" draw:layer="layout" svg:x1="4.866cm" svg:y1="4.5cm" svg:x2="3.134cm" svg:y2="3.5cm">
          <text:p/>
        </draw:line>
        <draw:custom-shape draw:style-name="gr10" draw:text-style-name="P2" draw:layer="layout" svg:width="1.4cm" svg:height="1.4cm" svg:x="3.3cm" svg:y="3.3cm">
          <text:p/>
          <draw:enhanced-geometry draw:glue-point-type="segments" draw:type="mso-spt100" draw:modifiers="-90 -150.01423080874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2" draw:layer="layout" svg:width="1.4cm" svg:height="1.4cm" draw:transform="rotate (2.0943951023932) translate (3.744cm 4.956cm)">
          <text:p/>
          <draw:enhanced-geometry draw:glue-point-type="segments" draw:type="mso-spt100" draw:modifiers="-90 -150.01423080874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2" draw:layer="layout" svg:width="1.4cm" svg:height="1.4cm" draw:transform="rotate (-2.0943951023932) translate (4.958cm 3.742cm)">
          <text:p/>
          <draw:enhanced-geometry draw:glue-point-type="segments" draw:type="mso-spt100" draw:modifiers="-90 -150.01423080874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8" draw:text-style-name="P1" draw:layer="layout" svg:x1="3.999cm" svg:y1="3cm" svg:x2="3.999cm" svg:y2="5cm">
          <text:p/>
        </draw:line>
        <draw:custom-shape draw:style-name="gr9" draw:text-style-name="P1" draw:layer="layout" svg:width="1.4cm" svg:height="1.4cm" svg:x="3.29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133cm" svg:y1="4.5cm" svg:x2="4.865cm" svg:y2="3.5cm">
          <text:p/>
        </draw:line>
        <draw:line draw:style-name="gr1" draw:text-style-name="P1" draw:layer="layout" svg:x1="4.865cm" svg:y1="4.5cm" svg:x2="3.133cm" svg:y2="3.5cm">
          <text:p/>
        </draw:line>
        <draw:custom-shape draw:style-name="gr10" draw:text-style-name="P2" draw:layer="layout" svg:width="1.4cm" svg:height="1.4cm" svg:x="3.299cm" svg:y="3.3cm">
          <text:p/>
          <draw:enhanced-geometry draw:glue-point-type="segments" draw:type="mso-spt100" draw:modifiers="-90 -150.01423080874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2" draw:layer="layout" svg:width="1.4cm" svg:height="1.4cm" draw:transform="rotate (2.0943951023932) translate (3.743cm 4.956cm)">
          <text:p/>
          <draw:enhanced-geometry draw:glue-point-type="segments" draw:type="mso-spt100" draw:modifiers="-90 -150.01423080874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2" draw:layer="layout" svg:width="1.4cm" svg:height="1.4cm" draw:transform="rotate (-2.0943951023932) translate (4.957cm 3.742cm)">
          <text:p/>
          <draw:enhanced-geometry draw:glue-point-type="segments" draw:type="mso-spt100" draw:modifiers="-90 -150.01423080874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line draw:style-name="gr8" draw:text-style-name="P1" draw:layer="layout" svg:x1="7.808cm" svg:y1="3.499cm" svg:x2="6.076cm" svg:y2="4.499cm">
            <text:p/>
          </draw:line>
          <draw:custom-shape draw:style-name="gr11" draw:text-style-name="P1" draw:layer="layout" svg:width="1.4cm" svg:height="1.4cm" draw:transform="rotate (-1.0471975511966) translate (7.199cm 3.0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.076cm" svg:y1="3.499cm" svg:x2="7.808cm" svg:y2="4.499cm">
            <text:p/>
          </draw:line>
          <draw:line draw:style-name="gr1" draw:text-style-name="P1" draw:layer="layout" svg:x1="6.942cm" svg:y1="4.999cm" svg:x2="6.942cm" svg:y2="2.999cm">
            <text:p/>
          </draw:line>
          <draw:custom-shape draw:style-name="gr12" draw:text-style-name="P2" draw:layer="layout" svg:width="1.4cm" svg:height="1.4cm" draw:transform="rotate (-1.0471975511966) translate (7.199cm 3.043cm)">
            <text:p/>
            <draw:enhanced-geometry draw:glue-point-type="segments" draw:type="mso-spt100" draw:modifiers="-90 -150.01423080874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2" draw:layer="layout" svg:width="1.4cm" svg:height="1.4cm" draw:transform="rotate (1.0471975511966) translate (5.987cm 4.255cm)">
            <text:p/>
            <draw:enhanced-geometry draw:glue-point-type="segments" draw:type="mso-spt100" draw:modifiers="-90 -150.01423080874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2" draw:layer="layout" svg:width="1.4cm" svg:height="1.4cm" draw:transform="rotate (-3.14159265358979) translate (7.645cm 4.7cm)">
            <text:p/>
            <draw:enhanced-geometry draw:glue-point-type="segments" draw:type="mso-spt100" draw:modifiers="-90 -150.01423080874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3T11:51:03.789000000</meta:creation-date>
    <dc:date>2024-07-04T15:24:21.332000000</dc:date>
    <meta:editing-duration>PT22H4M30S</meta:editing-duration>
    <meta:editing-cycles>12</meta:editing-cycles>
    <meta:generator>LibreOffice/7.0.5.2$Windows_X86_64 LibreOffice_project/64390860c6cd0aca4beafafcfd84613dd9dfb63a</meta:generator>
    <meta:document-statistic meta:object-count="158"/>
  </office:meta>
</office:document-meta>
</file>